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0.958cm"/>
    </style:style>
    <style:style style:name="gr6" style:family="graphic" style:parent-style-name="standard">
      <style:graphic-properties draw:stroke="none" svg:stroke-color="#000000" draw:fill="none" draw:fill-color="#ffffff" fo:min-height="1.28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4.028cm" svg:height="2.48cm" svg:x="20.972cm" svg:y="12.99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4.027cm" svg:height="2.479cm" svg:x="20.973cm" svg:y="3.5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3.4cm" svg:y="16.351cm">
          <draw:text-box>
            <text:p/>
          </draw:text-box>
        </draw:frame>
        <draw:custom-shape draw:style-name="gr1" draw:text-style-name="P1" xml:id="id1" draw:id="id1" draw:layer="layout" svg:width="4.027cm" svg:height="2.48cm" svg:x="31.001cm" svg:y="86.167cm">
          <text:p text:style-name="P1">Вывод:</text:p>
          <text:p text:style-name="P1">s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028cm" svg:height="2.476cm" svg:x="28.001cm" svg:y="94.647cm">
          <text:p text:style-name="P1">Конец </text:p>
          <text:p text:style-name="P1">программы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33.014cm" svg:y1="88.647cm" svg:x2="30.015cm" svg:y2="94.647cm" draw:start-shape="id1" draw:start-glue-point="8" draw:end-shape="id2" draw:end-glue-point="4" svg:d="M33014 88647v3001h-2999v2999">
          <text:p/>
        </draw:connector>
        <draw:frame draw:style-name="gr4" draw:text-style-name="P3" draw:layer="layout" svg:width="1.871cm" svg:height="1.808cm" svg:x="20.329cm" svg:y="13.27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4.329cm" svg:y="13.471cm">
          <draw:text-box>
            <text:p><text:span text:style-name="T1">нет</text:span></text:p>
          </draw:text-box>
        </draw:frame>
        <draw:custom-shape draw:style-name="gr1" draw:text-style-name="P4" xml:id="id7" draw:id="id7" draw:layer="layout" svg:width="4.028cm" svg:height="2.477cm" svg:x="23.5cm" svg:y="26.8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2.986cm" svg:y1="5.979cm" svg:x2="24.613cm" svg:y2="7.92cm" draw:start-shape="id3" draw:start-glue-point="6" draw:end-shape="id4" draw:end-glue-point="5" svg:d="M22986 5979v971h1627v970">
          <text:p/>
        </draw:connector>
        <draw:connector draw:style-name="gr3" draw:text-style-name="P1" draw:layer="layout" svg:x1="24.613cm" svg:y1="10.4cm" svg:x2="22.986cm" svg:y2="12.999cm" draw:start-shape="id4" draw:start-glue-point="8" draw:end-shape="id5" draw:end-glue-point="4" svg:d="M24613 10400v1300h-1627v1299">
          <text:p/>
        </draw:connector>
        <draw:connector draw:style-name="gr3" draw:text-style-name="P1" draw:layer="layout" svg:x1="22.986cm" svg:y1="15.479cm" svg:x2="22.986cm" svg:y2="17.62cm" draw:start-shape="id5" draw:end-shape="id6" draw:end-glue-point="4" svg:d="M22986 15479v2141">
          <text:p/>
        </draw:connector>
        <draw:connector draw:style-name="gr3" draw:text-style-name="P1" draw:layer="layout" draw:line-skew="0cm -7.199cm -1.019cm" svg:x1="25.514cm" svg:y1="29.277cm" svg:x2="22.986cm" svg:y2="12.999cm" draw:start-shape="id7" draw:start-glue-point="6" draw:end-shape="id5" draw:end-glue-point="4" svg:d="M25514 29277v501h-12242v-18299h9714v1520">
          <text:p/>
        </draw:connector>
        <draw:custom-shape draw:style-name="gr1" draw:text-style-name="P2" xml:id="id6" draw:id="id6" draw:layer="layout" svg:width="4.028cm" svg:height="2.48cm" svg:x="20.972cm" svg:y="17.62cm">
          <text:p text:style-name="P1"><text:span text:style-name="T1">Если </text:span></text:p>
          <text:p text:style-name="P1"><text:span text:style-name="T1">J &lt; M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3.4cm" svg:y="20.972cm">
          <draw:text-box>
            <text:p/>
          </draw:text-box>
        </draw:frame>
        <draw:frame draw:style-name="gr4" draw:text-style-name="P3" draw:layer="layout" svg:width="1.871cm" svg:height="1.808cm" svg:x="20.229cm" svg:y="18.122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4.329cm" svg:y="18.092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9.3cm" svg:y="23.3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972cm" svg:y1="18.86cm" svg:x2="19.286cm" svg:y2="19.9cm" draw:start-shape="id6" draw:start-glue-point="5" draw:end-shape="id8" draw:end-glue-point="5" svg:d="M20972 18860h-1686v1040">
          <text:p/>
        </draw:connector>
        <draw:connector draw:style-name="gr3" draw:text-style-name="P1" draw:layer="layout" draw:line-skew="0cm -3.199cm -1.019cm" svg:x1="21.314cm" svg:y1="25.8cm" svg:x2="22.986cm" svg:y2="17.62cm" draw:start-shape="id9" draw:start-glue-point="6" draw:end-shape="id6" draw:end-glue-point="4" svg:d="M21314 25800v501h-5714v-10201h7386v1520">
          <text:p/>
        </draw:connector>
        <draw:connector draw:style-name="gr3" draw:text-style-name="P1" draw:layer="layout" draw:line-skew="5.699cm 7.36cm" svg:x1="25cm" svg:y1="14.239cm" svg:x2="22.414cm" svg:y2="33.22cm" draw:start-shape="id5" draw:start-glue-point="7" draw:end-shape="id10" draw:end-glue-point="4" svg:d="M25000 14239h6200v17471h-8786v1510">
          <text:p/>
        </draw:connector>
        <draw:connector draw:style-name="gr3" draw:text-style-name="P1" draw:layer="layout" svg:x1="25cm" svg:y1="18.86cm" svg:x2="25.514cm" svg:y2="26.8cm" draw:start-shape="id6" draw:start-glue-point="7" draw:end-shape="id7" draw:end-glue-point="4" svg:d="M25000 18860h514v7940">
          <text:p/>
        </draw:connector>
        <draw:custom-shape draw:style-name="gr1" draw:text-style-name="P1" xml:id="id4" draw:id="id4" draw:layer="layout" svg:width="4.027cm" svg:height="2.48cm" svg:x="22.6cm" svg:y="7.92cm">
          <text:p text:style-name="P1">Ввод:</text:p>
          <text:p text:style-name="P1">N,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4.027cm" svg:height="2.48cm" svg:x="17.273cm" svg:y="19.9cm">
          <text:p text:style-name="P1">Вывод:</text:p>
          <text:p text:style-name="P1">a[i][j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9.286cm" svg:y1="22.38cm" svg:x2="21.314cm" svg:y2="23.323cm" draw:start-shape="id8" draw:start-glue-point="8" draw:end-shape="id9" draw:end-glue-point="4" svg:d="M19286 22380v472h2028v471">
          <text:p/>
        </draw:connector>
        <draw:custom-shape draw:style-name="gr1" draw:text-style-name="P2" xml:id="id10" draw:id="id10" draw:layer="layout" svg:width="4.028cm" svg:height="2.48cm" svg:x="20.4cm" svg:y="33.22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1.871cm" svg:height="1.808cm" svg:x="19.657cm" svg:y="33.479cm">
          <draw:text-box>
            <text:p><text:span text:style-name="T1">да</text:span></text:p>
          </draw:text-box>
        </draw:frame>
        <draw:frame draw:style-name="gr5" draw:text-style-name="P3" draw:layer="layout" svg:width="1.4cm" svg:height="1.208cm" svg:x="24.028cm" svg:y="33.423cm">
          <draw:text-box>
            <text:p><text:span text:style-name="T1">нет</text:span></text:p>
          </draw:text-box>
        </draw:frame>
        <draw:custom-shape draw:style-name="gr1" draw:text-style-name="P4" xml:id="id12" draw:id="id12" draw:layer="layout" svg:width="4.028cm" svg:height="2.477cm" svg:x="27.7cm" svg:y="65.823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2.414cm" svg:y1="35.7cm" svg:x2="22.414cm" svg:y2="36.9cm" draw:start-shape="id10" draw:end-shape="id11" draw:end-glue-point="4" svg:d="M22414 35700v1200">
          <text:p/>
        </draw:connector>
        <draw:connector draw:style-name="gr3" draw:text-style-name="P1" draw:layer="layout" draw:line-skew="0cm -15.664cm -1.019cm" svg:x1="29.714cm" svg:y1="68.3cm" svg:x2="22.414cm" svg:y2="33.22cm" draw:start-shape="id12" draw:start-glue-point="6" draw:end-shape="id10" draw:end-glue-point="4" svg:d="M29714 68300v501h-19314v-37101h12014v1520">
          <text:p/>
        </draw:connector>
        <draw:custom-shape draw:style-name="gr1" draw:text-style-name="P2" xml:id="id13" draw:id="id13" draw:layer="layout" svg:width="4.028cm" svg:height="2.48cm" svg:x="20.4cm" svg:y="43.3cm">
          <text:p text:style-name="P2"><text:span text:style-name="T1">Если </text:span></text:p>
          <text:p text:style-name="P2"><text:span text:style-name="T1">j &lt; M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2.728cm" svg:y="41.172cm">
          <draw:text-box>
            <text:p/>
          </draw:text-box>
        </draw:frame>
        <draw:frame draw:style-name="gr6" draw:text-style-name="P3" draw:layer="layout" svg:width="1.871cm" svg:height="1.53cm" svg:x="19.6cm" svg:y="43.4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3.929cm" svg:y="43.439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15" draw:id="id15" draw:layer="layout" svg:width="4.028cm" svg:height="2.477cm" svg:x="16.5cm" svg:y="62.6cm">
          <text:p text:style-name="P4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4cm" svg:y1="44.54cm" svg:x2="20.314cm" svg:y2="46.32cm" draw:start-shape="id13" draw:start-glue-point="5" draw:end-shape="id14" draw:end-glue-point="4" svg:d="M20400 44540h-86v1780">
          <text:p/>
        </draw:connector>
        <draw:connector draw:style-name="gr3" draw:text-style-name="P1" draw:layer="layout" draw:line-skew="0cm -2.999cm" svg:x1="18.514cm" svg:y1="65.077cm" svg:x2="22.414cm" svg:y2="36.9cm" draw:start-shape="id15" draw:start-glue-point="6" draw:end-shape="id11" draw:end-glue-point="4" svg:d="M18514 65077v501h-5514v-29180h9414v502">
          <text:p/>
        </draw:connector>
        <draw:connector draw:style-name="gr3" draw:text-style-name="P1" draw:layer="layout" svg:x1="24.428cm" svg:y1="44.54cm" svg:x2="29.714cm" svg:y2="65.823cm" draw:start-shape="id13" draw:start-glue-point="7" draw:end-shape="id12" draw:end-glue-point="4" svg:d="M24428 44540h5286v21283">
          <text:p/>
        </draw:connector>
        <draw:connector draw:style-name="gr3" draw:text-style-name="P1" draw:layer="layout" svg:x1="16.586cm" svg:y1="50.6cm" svg:x2="22.45cm" svg:y2="51.82cm" draw:start-shape="id16" draw:start-glue-point="6" draw:end-shape="id17" draw:end-glue-point="4" svg:d="M16586 50600v610h5864v610">
          <text:p/>
        </draw:connector>
        <draw:custom-shape draw:style-name="gr1" draw:text-style-name="P4" xml:id="id11" draw:id="id11" draw:layer="layout" svg:width="4.028cm" svg:height="2.477cm" svg:x="20.4cm" svg:y="36.9cm">
          <text:p text:style-name="P4"><text:span text:style-name="T2">min = 0</text:span></text:p>
          <text:p text:style-name="P4"><text:span text:style-name="T2">max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18" draw:id="id18" draw:layer="layout" svg:width="4.028cm" svg:height="2.477cm" svg:x="20.4cm" svg:y="39.9cm">
          <text:p text:style-name="P4"><text:span text:style-name="T2">indxmax = 0</text:span></text:p>
          <text:p text:style-name="P4"><text:span text:style-name="T2">indxmin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2.414cm" svg:y1="39.377cm" svg:x2="22.414cm" svg:y2="39.9cm" draw:start-shape="id11" draw:start-glue-point="6" draw:end-shape="id18" draw:end-glue-point="4" svg:d="M22414 39377v523">
          <text:p/>
        </draw:connector>
        <draw:connector draw:style-name="gr3" draw:text-style-name="P1" draw:layer="layout" svg:x1="22.414cm" svg:y1="42.377cm" svg:x2="22.414cm" svg:y2="43.3cm" draw:start-shape="id18" draw:start-glue-point="6" draw:end-shape="id13" draw:end-glue-point="4" svg:d="M22414 42377v923">
          <text:p/>
        </draw:connector>
        <draw:custom-shape draw:style-name="gr1" draw:text-style-name="P2" xml:id="id14" draw:id="id14" draw:layer="layout" svg:width="4.028cm" svg:height="2.48cm" svg:x="18.3cm" svg:y="46.32cm">
          <text:p text:style-name="P2"><text:span text:style-name="T1">Если </text:span></text:p>
          <text:p text:style-name="P2"><text:span text:style-name="T1">a[i][j] &lt; min</text:span></text:p>
          <text:p text:style-name="P2"><text:span text:style-name="T1">|| j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.53cm" svg:x="17.629cm" svg:y="46.69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2.029cm" svg:y="46.659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" svg:x1="22.328cm" svg:y1="47.56cm" svg:x2="22.45cm" svg:y2="51.82cm" draw:start-shape="id14" draw:start-glue-point="7" draw:end-shape="id17" draw:end-glue-point="4" svg:d="M22328 47560h171v2751h-49v1509">
          <text:p/>
        </draw:connector>
        <draw:custom-shape draw:style-name="gr1" draw:text-style-name="P2" xml:id="id17" draw:id="id17" draw:layer="layout" svg:width="4.1cm" svg:height="2.48cm" svg:x="20.4cm" svg:y="51.82cm">
          <text:p text:style-name="P2"><text:span text:style-name="T1">Если </text:span></text:p>
          <text:p text:style-name="P2"><text:span text:style-name="T1">a[i][j] &gt; max</text:span></text:p>
          <text:p text:style-name="P2"><text:span text:style-name="T1">|| j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871cm" svg:height="1.53cm" svg:x="19.7cm" svg:y="52.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4.3cm" svg:y="52.1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18.3cm" svg:y1="47.56cm" svg:x2="16.586cm" svg:y2="48.123cm" draw:start-shape="id14" draw:start-glue-point="5" draw:end-shape="id16" draw:end-glue-point="4" svg:d="M18300 47560h-1714v563">
          <text:p/>
        </draw:connector>
        <draw:custom-shape draw:style-name="gr1" draw:text-style-name="P4" xml:id="id16" draw:id="id16" draw:layer="layout" svg:width="4.028cm" svg:height="2.477cm" svg:x="14.572cm" svg:y="48.123cm">
          <text:p text:style-name="P4"><text:span text:style-name="T2">min = a[i][j]</text:span></text:p>
          <text:p text:style-name="P4"><text:span text:style-name="T2">indxmin = j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4cm" svg:y1="53.06cm" svg:x2="17.414cm" svg:y2="54.323cm" draw:start-shape="id17" draw:start-glue-point="5" draw:end-shape="id19" draw:end-glue-point="4" svg:d="M20400 53060h-2986v1263">
          <text:p/>
        </draw:connector>
        <draw:connector draw:style-name="gr3" draw:text-style-name="P1" draw:layer="layout" svg:x1="24.5cm" svg:y1="53.06cm" svg:x2="25.246cm" svg:y2="57.823cm" draw:start-shape="id17" draw:start-glue-point="7" draw:end-shape="id20" draw:end-glue-point="4" svg:d="M24500 53060h746v4763">
          <text:p/>
        </draw:connector>
        <draw:custom-shape draw:style-name="gr1" draw:text-style-name="P4" xml:id="id19" draw:id="id19" draw:layer="layout" svg:width="4.028cm" svg:height="2.477cm" svg:x="15.4cm" svg:y="54.323cm">
          <text:p text:style-name="P4"><text:span text:style-name="T2">max = a[i][j]</text:span></text:p>
          <text:p text:style-name="P4"><text:span text:style-name="T2">indxmax = j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20" draw:id="id20" draw:layer="layout" svg:width="6.692cm" svg:height="2.477cm" svg:x="21.9cm" svg:y="57.823cm">
          <text:p text:style-name="P4"><text:span text:style-name="T2">a[i][indxmax] = min;</text:span></text:p>
          <text:p text:style-name="P4"><text:span text:style-name="T2">a[i][indxmin] = max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414cm" svg:y1="56.8cm" svg:x2="25.246cm" svg:y2="57.823cm" draw:start-shape="id19" draw:start-glue-point="6" draw:end-shape="id20" draw:end-glue-point="4" svg:d="M17414 56800v511h7832v512">
          <text:p/>
        </draw:connector>
        <draw:connector draw:style-name="gr3" draw:text-style-name="P1" draw:layer="layout" svg:x1="25.246cm" svg:y1="60.3cm" svg:x2="18.514cm" svg:y2="62.6cm" draw:start-shape="id20" draw:start-glue-point="6" draw:end-shape="id15" draw:end-glue-point="4" svg:d="M25246 60300v1150h-6732v1150">
          <text:p/>
        </draw:connector>
        <draw:custom-shape draw:style-name="gr1" draw:text-style-name="P2" xml:id="id21" draw:id="id21" draw:layer="layout" svg:width="4.028cm" svg:height="2.48cm" svg:x="41.728cm" svg:y="47.444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34.156cm" svg:y="50.796cm">
          <draw:text-box>
            <text:p/>
          </draw:text-box>
        </draw:frame>
        <draw:frame draw:style-name="gr4" draw:text-style-name="P3" draw:layer="layout" svg:width="1.871cm" svg:height="1.808cm" svg:x="41.085cm" svg:y="47.724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45.085cm" svg:y="47.916cm">
          <draw:text-box>
            <text:p><text:span text:style-name="T1">нет</text:span></text:p>
          </draw:text-box>
        </draw:frame>
        <draw:custom-shape draw:style-name="gr1" draw:text-style-name="P4" xml:id="id23" draw:id="id23" draw:layer="layout" svg:width="4.028cm" svg:height="2.477cm" svg:x="44.256cm" svg:y="61.245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3.742cm" svg:y1="49.924cm" svg:x2="43.742cm" svg:y2="52.065cm" draw:start-shape="id21" draw:end-shape="id22" draw:end-glue-point="4" svg:d="M43742 49924v2141">
          <text:p/>
        </draw:connector>
        <draw:connector draw:style-name="gr3" draw:text-style-name="P1" draw:layer="layout" draw:line-skew="0cm -7.199cm -1.019cm" svg:x1="46.27cm" svg:y1="63.722cm" svg:x2="43.742cm" svg:y2="47.444cm" draw:start-shape="id23" draw:start-glue-point="6" draw:end-shape="id21" draw:end-glue-point="4" svg:d="M46270 63722v501h-12242v-18299h9714v1520">
          <text:p/>
        </draw:connector>
        <draw:custom-shape draw:style-name="gr1" draw:text-style-name="P2" xml:id="id22" draw:id="id22" draw:layer="layout" svg:width="4.028cm" svg:height="2.48cm" svg:x="41.728cm" svg:y="52.065cm">
          <text:p text:style-name="P2"><text:span text:style-name="T1">Если </text:span></text:p>
          <text:p text:style-name="P2"><text:span text:style-name="T1">j &lt; M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34.156cm" svg:y="55.417cm">
          <draw:text-box>
            <text:p/>
          </draw:text-box>
        </draw:frame>
        <draw:frame draw:style-name="gr4" draw:text-style-name="P3" draw:layer="layout" svg:width="1.871cm" svg:height="1.808cm" svg:x="40.985cm" svg:y="52.567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45.085cm" svg:y="52.537cm">
          <draw:text-box>
            <text:p><text:span text:style-name="T1">нет</text:span></text:p>
          </draw:text-box>
        </draw:frame>
        <draw:custom-shape draw:style-name="gr1" draw:text-style-name="P4" xml:id="id25" draw:id="id25" draw:layer="layout" svg:width="4.028cm" svg:height="2.477cm" svg:x="40.056cm" svg:y="57.768cm">
          <text:p text:style-name="P4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1.728cm" svg:y1="53.305cm" svg:x2="40.042cm" svg:y2="54.345cm" draw:start-shape="id22" draw:start-glue-point="5" draw:end-shape="id24" draw:end-glue-point="5" svg:d="M41728 53305h-1686v1040">
          <text:p/>
        </draw:connector>
        <draw:connector draw:style-name="gr3" draw:text-style-name="P1" draw:layer="layout" draw:line-skew="0cm -3.199cm -1.019cm" svg:x1="42.07cm" svg:y1="60.245cm" svg:x2="43.742cm" svg:y2="52.065cm" draw:start-shape="id25" draw:start-glue-point="6" draw:end-shape="id22" draw:end-glue-point="4" svg:d="M42070 60245v501h-5714v-10201h7386v1520">
          <text:p/>
        </draw:connector>
        <draw:connector draw:style-name="gr3" draw:text-style-name="P1" draw:layer="layout" svg:x1="45.756cm" svg:y1="53.305cm" svg:x2="46.27cm" svg:y2="61.245cm" draw:start-shape="id22" draw:start-glue-point="7" draw:end-shape="id23" draw:end-glue-point="4" svg:d="M45756 53305h514v7940">
          <text:p/>
        </draw:connector>
        <draw:custom-shape draw:style-name="gr1" draw:text-style-name="P1" xml:id="id24" draw:id="id24" draw:layer="layout" svg:width="4.027cm" svg:height="2.48cm" svg:x="38.029cm" svg:y="54.345cm">
          <text:p text:style-name="P1">Вывод:</text:p>
          <text:p text:style-name="P1">a[i][j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40.042cm" svg:y1="56.825cm" svg:x2="42.07cm" svg:y2="57.768cm" draw:start-shape="id24" draw:start-glue-point="8" draw:end-shape="id25" draw:end-glue-point="4" svg:d="M40042 56825v472h2028v471">
          <text:p/>
        </draw:connector>
        <draw:connector draw:style-name="gr3" draw:text-style-name="P1" draw:layer="layout" svg:x1="24.428cm" svg:y1="34.46cm" svg:x2="43.742cm" svg:y2="47.444cm" draw:start-shape="id10" draw:start-glue-point="7" draw:end-shape="id21" draw:end-glue-point="4" svg:d="M24428 34460h19314v12984">
          <text:p/>
        </draw:connector>
        <draw:custom-shape draw:style-name="gr1" draw:text-style-name="P2" xml:id="id26" draw:id="id26" draw:layer="layout" svg:width="4.028cm" svg:height="2.48cm" svg:x="25.944cm" svg:y="71.567cm">
          <text:p text:style-name="P2"><text:span text:style-name="T1">Если </text:span></text:p>
          <text:p text:style-name="P2"><text:span text:style-name="T1">j &lt; MAX_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1.871cm" svg:height="1.808cm" svg:x="25.201cm" svg:y="72.06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9.301cm" svg:y="72.039cm">
          <draw:text-box>
            <text:p><text:span text:style-name="T1">нет</text:span></text:p>
          </draw:text-box>
        </draw:frame>
        <draw:custom-shape draw:style-name="gr1" draw:text-style-name="P4" xml:id="id27" draw:id="id27" draw:layer="layout" svg:width="4.028cm" svg:height="2.477cm" svg:x="22.173cm" svg:y="74.17cm">
          <text:p text:style-name="P4"><text:span text:style-name="T2">H = M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28" draw:id="id28" draw:layer="layout" svg:width="4.028cm" svg:height="2.477cm" svg:x="29.373cm" svg:y="74.17cm">
          <text:p text:style-name="P4"><text:span text:style-name="T2">H = N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5.944cm" svg:y1="72.807cm" svg:x2="24.187cm" svg:y2="74.17cm" draw:start-shape="id26" draw:start-glue-point="5" draw:end-shape="id27" draw:end-glue-point="4" svg:d="M25944 72807h-1757v1363">
          <text:p/>
        </draw:connector>
        <draw:connector draw:style-name="gr3" draw:text-style-name="P1" draw:layer="layout" svg:x1="29.972cm" svg:y1="72.807cm" svg:x2="31.387cm" svg:y2="74.17cm" draw:start-shape="id26" draw:start-glue-point="7" draw:end-shape="id28" svg:d="M29972 72807h1415v1363">
          <text:p/>
        </draw:connector>
        <draw:connector draw:style-name="gr3" draw:text-style-name="P1" draw:layer="layout" draw:line-skew="2.671cm 9.277cm" svg:x1="45.756cm" svg:y1="48.684cm" svg:x2="27.958cm" svg:y2="71.567cm" draw:start-shape="id21" draw:start-glue-point="7" draw:end-shape="id26" draw:end-glue-point="4" svg:d="M45756 48684h3172v21339h-20970v1544">
          <text:p/>
        </draw:connector>
        <draw:custom-shape draw:style-name="gr1" draw:text-style-name="P2" xml:id="id29" draw:id="id29" draw:layer="layout" svg:width="4.028cm" svg:height="2.48cm" svg:x="28.501cm" svg:y="79.767cm">
          <text:p text:style-name="P2"><text:span text:style-name="T1">Если </text:span></text:p>
          <text:p text:style-name="P2"><text:span text:style-name="T1">i &lt; 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20.929cm" svg:y="83.22cm">
          <draw:text-box>
            <text:p/>
          </draw:text-box>
        </draw:frame>
        <draw:frame draw:style-name="gr4" draw:text-style-name="P3" draw:layer="layout" svg:width="1.871cm" svg:height="1.808cm" svg:x="27.858cm" svg:y="80.148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31.858cm" svg:y="80.34cm">
          <draw:text-box>
            <text:p><text:span text:style-name="T1">нет</text:span></text:p>
          </draw:text-box>
        </draw:frame>
        <draw:custom-shape draw:style-name="gr1" draw:text-style-name="P4" xml:id="id31" draw:id="id31" draw:layer="layout" svg:width="4.028cm" svg:height="2.477cm" svg:x="24.873cm" svg:y="86.747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8.501cm" svg:y1="81.007cm" svg:x2="26.887cm" svg:y2="82.97cm" draw:start-shape="id29" draw:start-glue-point="5" draw:end-shape="id30" draw:end-glue-point="4" svg:d="M28501 81007h-1614v1963">
          <text:p/>
        </draw:connector>
        <draw:connector draw:style-name="gr3" draw:text-style-name="P1" draw:layer="layout" draw:line-skew="0cm -0.171cm -1.019cm" svg:x1="26.887cm" svg:y1="89.224cm" svg:x2="30.515cm" svg:y2="79.767cm" draw:start-shape="id31" draw:start-glue-point="6" draw:end-shape="id29" draw:end-glue-point="4" svg:d="M26887 89224v501h-2686v-11478h6314v1520">
          <text:p/>
        </draw:connector>
        <draw:frame draw:style-name="gr2" draw:layer="layout" svg:width="3.471cm" svg:height="4.273cm" svg:x="20.929cm" svg:y="87.841cm">
          <draw:text-box>
            <text:p/>
          </draw:text-box>
        </draw:frame>
        <draw:custom-shape draw:style-name="gr1" draw:text-style-name="P4" xml:id="id30" draw:id="id30" draw:layer="layout" svg:width="4.028cm" svg:height="2.477cm" svg:x="24.873cm" svg:y="82.97cm">
          <text:p text:style-name="P4"><text:span text:style-name="T2">sum += a[i][i]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6.887cm" svg:y1="85.447cm" svg:x2="26.887cm" svg:y2="86.747cm" draw:start-shape="id30" draw:start-glue-point="6" draw:end-shape="id31" draw:end-glue-point="4" svg:d="M26887 85447v1300">
          <text:p/>
        </draw:connector>
        <draw:connector draw:style-name="gr3" draw:text-style-name="P1" draw:layer="layout" svg:x1="24.187cm" svg:y1="76.647cm" svg:x2="30.515cm" svg:y2="79.767cm" draw:start-shape="id27" draw:start-glue-point="6" draw:end-shape="id29" draw:end-glue-point="4" svg:d="M24187 76647v1560h6328v1560">
          <text:p/>
        </draw:connector>
        <draw:connector draw:style-name="gr3" draw:text-style-name="P1" draw:layer="layout" svg:x1="31.387cm" svg:y1="76.647cm" svg:x2="30.515cm" svg:y2="79.767cm" draw:start-shape="id28" draw:start-glue-point="6" draw:end-shape="id29" draw:end-glue-point="4" svg:d="M31387 76647v1560h-872v1560">
          <text:p/>
        </draw:connector>
        <draw:connector draw:style-name="gr3" draw:text-style-name="P1" draw:layer="layout" svg:x1="32.529cm" svg:y1="81.007cm" svg:x2="33.014cm" svg:y2="86.167cm" draw:start-shape="id29" draw:start-glue-point="7" draw:end-shape="id1" draw:end-glue-point="5" svg:d="M32529 81007h501v3201h-16v19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5cm" fo:page-height="10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28T13:03:41.82</dc:date>
    <meta:editing-duration>PT1H37M45S</meta:editing-duration>
    <meta:editing-cycles>8</meta:editing-cycles>
    <meta:generator>OpenOffice/4.1.1$Win32 OpenOffice.org_project/411m6$Build-9775</meta:generator>
    <meta:document-statistic meta:object-count="98"/>
  </office:meta>
</office:document-meta>
</file>